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736cm" table:align="left"/>
    </style:style>
    <style:style style:name="Tabla1.A" style:family="table-column">
      <style:table-column-properties style:column-width="2.237cm"/>
    </style:style>
    <style:style style:name="Tabla1.B" style:family="table-column">
      <style:table-column-properties style:column-width="14.499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paragraph-rsid="001a9461"/>
    </style:style>
    <style:style style:name="P2" style:family="paragraph" style:parent-style-name="Text_20_body">
      <style:text-properties officeooo:paragraph-rsid="001a9461"/>
    </style:style>
    <style:style style:name="P3" style:family="paragraph" style:parent-style-name="Heading_20_2">
      <style:text-properties officeooo:paragraph-rsid="001a9461"/>
    </style:style>
    <style:style style:name="P4" style:family="paragraph" style:parent-style-name="Heading_20_3">
      <style:text-properties officeooo:paragraph-rsid="001a9461"/>
    </style:style>
    <style:style style:name="P5" style:family="paragraph" style:parent-style-name="Text_20_body" style:list-style-name="L1">
      <style:text-properties officeooo:paragraph-rsid="001a9461"/>
    </style:style>
    <style:style style:name="P6" style:family="paragraph" style:parent-style-name="Text_20_body" style:list-style-name="L2">
      <style:text-properties officeooo:paragraph-rsid="001a9461"/>
    </style:style>
    <style:style style:name="P7" style:family="paragraph" style:parent-style-name="Horizontal_20_Line">
      <style:text-properties style:font-name="Arial1" officeooo:paragraph-rsid="001a9461"/>
    </style:style>
    <style:style style:name="P8" style:family="paragraph" style:parent-style-name="Text_20_body">
      <style:text-properties style:font-name="Arial1" officeooo:paragraph-rsid="001a9461"/>
    </style:style>
    <style:style style:name="P9" style:family="paragraph" style:parent-style-name="Text_20_body" style:list-style-name="L3">
      <style:text-properties officeooo:paragraph-rsid="001a9461"/>
    </style:style>
    <style:style style:name="P10" style:family="paragraph" style:parent-style-name="Text_20_body" style:list-style-name="L4">
      <style:text-properties officeooo:paragraph-rsid="001a9461"/>
    </style:style>
    <style:style style:name="P11" style:family="paragraph" style:parent-style-name="Text_20_body" style:list-style-name="L5">
      <style:text-properties officeooo:paragraph-rsid="001a9461"/>
    </style:style>
    <style:style style:name="P12" style:family="paragraph" style:parent-style-name="Text_20_body" style:list-style-name="L5">
      <style:text-properties style:font-name="Arial1" officeooo:paragraph-rsid="001a9461"/>
    </style:style>
    <style:style style:name="P13" style:family="paragraph" style:parent-style-name="Standard" style:list-style-name="L5"/>
    <style:style style:name="P14" style:family="paragraph" style:parent-style-name="Text_20_body" style:list-style-name="L6">
      <style:text-properties officeooo:paragraph-rsid="001a9461"/>
    </style:style>
    <style:style style:name="P15" style:family="paragraph" style:parent-style-name="Text_20_body" style:list-style-name="L7">
      <style:text-properties officeooo:paragraph-rsid="001a9461"/>
    </style:style>
    <style:style style:name="P16" style:family="paragraph" style:parent-style-name="Text_20_body" style:list-style-name="L8">
      <style:text-properties style:font-name="Arial1" officeooo:paragraph-rsid="001a9461"/>
    </style:style>
    <style:style style:name="P17" style:family="paragraph" style:parent-style-name="Text_20_body" style:list-style-name="L8">
      <style:text-properties officeooo:paragraph-rsid="001a9461"/>
    </style:style>
    <style:style style:name="P18" style:family="paragraph" style:parent-style-name="Text_20_body" style:list-style-name="L9">
      <style:text-properties officeooo:paragraph-rsid="001a9461"/>
    </style:style>
    <style:style style:name="P19" style:family="paragraph" style:parent-style-name="Text_20_body" style:list-style-name="L10">
      <style:text-properties officeooo:paragraph-rsid="001a9461"/>
    </style:style>
    <style:style style:name="P20" style:family="paragraph" style:parent-style-name="Text_20_body" style:list-style-name="L11">
      <style:text-properties officeooo:paragraph-rsid="001a9461"/>
    </style:style>
    <style:style style:name="P21" style:family="paragraph" style:parent-style-name="Heading_20_4">
      <style:text-properties officeooo:paragraph-rsid="001a9461"/>
    </style:style>
    <style:style style:name="P22" style:family="paragraph" style:parent-style-name="Text_20_body" style:list-style-name="L12">
      <style:text-properties officeooo:paragraph-rsid="001a9461"/>
    </style:style>
    <style:style style:name="P23" style:family="paragraph" style:parent-style-name="Text_20_body" style:list-style-name="L13">
      <style:text-properties officeooo:paragraph-rsid="001a9461"/>
    </style:style>
    <style:style style:name="P24" style:family="paragraph" style:parent-style-name="Text_20_body" style:list-style-name="L14">
      <style:text-properties officeooo:paragraph-rsid="001a9461"/>
    </style:style>
    <style:style style:name="P25" style:family="paragraph" style:parent-style-name="Table_20_Heading">
      <style:paragraph-properties fo:text-align="center" style:justify-single-word="false"/>
      <style:text-properties officeooo:paragraph-rsid="001a9461"/>
    </style:style>
    <style:style style:name="P26" style:family="paragraph" style:parent-style-name="Table_20_Contents">
      <style:paragraph-properties fo:text-align="center" style:justify-single-word="false"/>
      <style:text-properties officeooo:paragraph-rsid="001a9461"/>
    </style:style>
    <style:style style:name="P27" style:family="paragraph" style:parent-style-name="Table_20_Contents">
      <style:text-properties style:font-name="Arial1" officeooo:paragraph-rsid="001a9461"/>
    </style:style>
    <style:style style:name="P28" style:family="paragraph" style:parent-style-name="Table_20_Contents">
      <style:text-properties style:font-name="Arial1" officeooo:rsid="0026bf4b" officeooo:paragraph-rsid="0026bf4b"/>
    </style:style>
    <style:style style:name="P29" style:family="paragraph" style:parent-style-name="Text_20_body" style:list-style-name="L15">
      <style:text-properties style:font-name="Arial1" officeooo:paragraph-rsid="001a9461"/>
    </style:style>
    <style:style style:name="P30" style:family="paragraph" style:parent-style-name="Text_20_body" style:list-style-name="L15">
      <style:text-properties officeooo:paragraph-rsid="001a9461"/>
    </style:style>
    <style:style style:name="P31" style:family="paragraph" style:parent-style-name="Text_20_body" style:list-style-name="L16">
      <style:text-properties style:font-name="Arial1" officeooo:paragraph-rsid="001a9461"/>
    </style:style>
    <style:style style:name="P32" style:family="paragraph" style:parent-style-name="Text_20_body" style:list-style-name="L16">
      <style:text-properties officeooo:paragraph-rsid="001a9461"/>
    </style:style>
    <style:style style:name="P33" style:family="paragraph" style:parent-style-name="Text_20_body" style:list-style-name="L17">
      <style:text-properties style:font-name="Arial1" officeooo:paragraph-rsid="001a9461"/>
    </style:style>
    <style:style style:name="P34" style:family="paragraph" style:parent-style-name="Text_20_body">
      <style:text-properties style:font-name="Arial1" officeooo:rsid="0036c7b5" officeooo:paragraph-rsid="001a9461"/>
    </style:style>
    <style:style style:name="P35" style:family="paragraph" style:parent-style-name="Text_20_body" style:list-style-name="L18"/>
    <style:style style:name="P36" style:family="paragraph" style:parent-style-name="Standard">
      <style:text-properties officeooo:paragraph-rsid="00234cfe"/>
    </style:style>
    <style:style style:name="P37" style:family="paragraph" style:parent-style-name="Text_20_body" style:list-style-name="L19">
      <style:text-properties officeooo:paragraph-rsid="001a9461"/>
    </style:style>
    <style:style style:name="P38" style:family="paragraph" style:parent-style-name="Text_20_body" style:list-style-name="L20">
      <style:text-properties officeooo:paragraph-rsid="001a9461"/>
    </style:style>
    <style:style style:name="P39" style:family="paragraph" style:parent-style-name="Text_20_body" style:list-style-name="L21">
      <style:text-properties officeooo:paragraph-rsid="001a9461"/>
    </style:style>
    <style:style style:name="P40" style:family="paragraph" style:parent-style-name="Text_20_body" style:list-style-name="L22">
      <style:text-properties officeooo:paragraph-rsid="001a9461"/>
    </style:style>
    <style:style style:name="P41" style:family="paragraph" style:parent-style-name="Text_20_body" style:list-style-name="L22">
      <style:text-properties style:font-name="Arial1" officeooo:paragraph-rsid="001a9461"/>
    </style:style>
    <style:style style:name="P42" style:family="paragraph" style:parent-style-name="Text_20_body" style:list-style-name="L23">
      <style:text-properties officeooo:paragraph-rsid="001a9461"/>
    </style:style>
    <style:style style:name="P43" style:family="paragraph" style:parent-style-name="Text_20_body" style:list-style-name="L23">
      <style:text-properties style:font-name="Arial1" officeooo:paragraph-rsid="001a9461"/>
    </style:style>
    <style:style style:name="P44" style:family="paragraph" style:parent-style-name="Text_20_body" style:list-style-name="L24">
      <style:text-properties officeooo:paragraph-rsid="001a9461"/>
    </style:style>
    <style:style style:name="P45" style:family="paragraph" style:parent-style-name="Text_20_body" style:list-style-name="L24">
      <style:text-properties style:font-name="Arial1" officeooo:paragraph-rsid="001a9461"/>
    </style:style>
    <style:style style:name="P46" style:family="paragraph" style:parent-style-name="Text_20_body" style:list-style-name="L25">
      <style:text-properties officeooo:paragraph-rsid="001a9461"/>
    </style:style>
    <style:style style:name="P47" style:family="paragraph" style:parent-style-name="Text_20_body" style:list-style-name="L25">
      <style:text-properties style:font-name="Arial1" officeooo:paragraph-rsid="001a9461"/>
    </style:style>
    <style:style style:name="P48" style:family="paragraph" style:parent-style-name="Text_20_body" style:list-style-name="L26">
      <style:text-properties style:font-name="Arial1" officeooo:paragraph-rsid="001a9461"/>
    </style:style>
    <style:style style:name="T1" style:family="text">
      <style:text-properties style:font-name="Arial1"/>
    </style:style>
    <style:style style:name="T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Arial1" officeooo:rsid="0030c699"/>
    </style:style>
    <style:style style:name="T4" style:family="text">
      <style:text-properties style:font-name="Arial1" fo:font-weight="bold" style:font-weight-asian="bold" style:font-weight-complex="bold"/>
    </style:style>
    <style:style style:name="T5" style:family="text">
      <style:text-properties style:font-name="Arial1" officeooo:rsid="001bfd60"/>
    </style:style>
    <style:style style:name="T6" style:family="text">
      <style:text-properties officeooo:rsid="0026bf4b"/>
    </style:style>
    <style:style style:name="T7" style:family="text">
      <style:text-properties style:font-name="Arial1" officeooo:rsid="0036c7b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text:is-list-header="true"><text:span text:style-name="Strong_20_Emphasis"><text:span text:style-name="T1">DNS (Domain Name System)</text:span></text:span></text:h>
      <text:p text:style-name="P2"><text:span text:style-name="T1">DNS es un </text:span><text:span text:style-name="Strong_20_Emphasis"><text:span text:style-name="T1">sistema de nombres jerárquico y distribuido</text:span></text:span><text:span text:style-name="T1"> que permite traducir nombres de dominio en direcciones IP y viceversa. Es fundamental para el funcionamiento de Internet, ya que los humanos usamos nombres de dominio (como </text:span><text:span text:style-name="Source_20_Text"><text:span text:style-name="T1">google.com</text:span></text:span><text:span text:style-name="T1">), mientras que las computadoras trabajan con direcciones IP.</text:span></text:p>
      <text:h text:style-name="P3" text:outline-level="2"><text:span text:style-name="Strong_20_Emphasis"><text:span text:style-name="T1">Funcionamiento de DNS</text:span></text:span></text:h>
      <text:h text:style-name="P4" text:outline-level="3"><text:span text:style-name="Strong_20_Emphasis"><text:span text:style-name="T1">Modelo Cliente/Servidor</text:span></text:span></text:h>
      <text:list text:style-name="L1">
        <text:list-item>
          <text:p text:style-name="P5"><text:span text:style-name="T1">Basado en </text:span><text:span text:style-name="Strong_20_Emphasis"><text:span text:style-name="T1">Request/Response (petición/respuesta)</text:span></text:span><text:span text:style-name="T1">.</text:span></text:p>
        </text:list-item>
        <text:list-item>
          <text:p text:style-name="P5"><text:span text:style-name="T1">Además del cliente-servidor, </text:span><text:span text:style-name="Strong_20_Emphasis"><text:span text:style-name="T1">también hay comunicación entre servidores</text:span></text:span><text:span text:style-name="T1">.</text:span></text:p>
        </text:list-item>
        <text:list-item>
          <text:p text:style-name="P5"><text:span text:style-name="T1">Corre sobre los protocolos de </text:span><text:span text:style-name="Strong_20_Emphasis"><text:span text:style-name="T1">transporte UDP y TCP</text:span></text:span><text:span text:style-name="T1">.</text:span></text:p>
        </text:list-item>
        <text:list-item>
          <text:p text:style-name="P5"><text:span text:style-name="Strong_20_Emphasis"><text:span text:style-name="T1">Puerto utilizado: 53</text:span></text:span><text:span text:style-name="T1">.</text:span></text:p>
        </text:list-item>
        <text:list-item>
          <text:p text:style-name="P5"><text:span text:style-name="T1">El cliente </text:span><text:span text:style-name="Strong_20_Emphasis"><text:span text:style-name="T1">elige cualquier puerto no privilegiado</text:span></text:span><text:span text:style-name="T1"> (&gt;1024).</text:span></text:p>
        </text:list-item>
      </text:list>
      <text:h text:style-name="P4" text:outline-level="3" text:is-list-header="true"><text:span text:style-name="Strong_20_Emphasis"><text:span text:style-name="T1">Protocolos de Transporte</text:span></text:span></text:h>
      <text:list text:style-name="L2">
        <text:list-item>
          <text:p text:style-name="P6"><text:span text:style-name="Strong_20_Emphasis"><text:span text:style-name="T1">UDP</text:span></text:span><text:span text:style-name="T1">: Usado en la mayoría de las consultas (rápido y eficiente).</text:span></text:p>
        </text:list-item>
        <text:list-item>
          <text:p text:style-name="P6"><text:span text:style-name="Strong_20_Emphasis"><text:span text:style-name="T1">TCP</text:span></text:span><text:span text:style-name="T1">: Se usa cuando el mensaje supera los </text:span><text:span text:style-name="Strong_20_Emphasis"><text:span text:style-name="T1">512 bytes</text:span></text:span><text:span text:style-name="T1"> o para transferencias completas de zonas (</text:span><text:span text:style-name="Source_20_Text"><text:span text:style-name="T1">zone transfer</text:span></text:span><text:span text:style-name="T1">).</text:span></text:p>
        </text:list-item>
        <text:list-item>
          <text:p text:style-name="P6"><text:span text:style-name="Strong_20_Emphasis"><text:span text:style-name="T1">EDNS (Extension Mechanisms for DNS)</text:span></text:span><text:span text:style-name="T1">: Permite manejar respuestas más grandes sin necesidad de usar TCP.</text:span></text:p>
        </text:list-item>
      </text:list>
      <text:p text:style-name="P7"/>
      <text:h text:style-name="P3" text:outline-level="2"><text:span text:style-name="Strong_20_Emphasis"><text:span text:style-name="T1">Elementos Principales del DNS</text:span></text:span></text:h>
      <text:h text:style-name="P4" text:outline-level="3"><text:span text:style-name="Strong_20_Emphasis"><text:span text:style-name="T1">Clientes (Resolvers)</text:span></text:span></text:h>
      <text:p text:style-name="P8">Los resolvers son los encargados de hacer peticiones a los servidores DNS para obtener direcciones IP.</text:p>
      <text:list text:style-name="L3">
        <text:list-item>
          <text:p text:style-name="P9"><text:span text:style-name="Strong_20_Emphasis"><text:span text:style-name="T1">Ejemplo en Unix/Linux</text:span></text:span><text:span text:style-name="T1">:</text:span></text:p>
          <text:list>
            <text:list-item>
              <text:p text:style-name="P9"><text:span text:style-name="T1">Se implementa en la biblioteca de C (</text:span><text:span text:style-name="Source_20_Text"><text:span text:style-name="T1">libc</text:span></text:span><text:span text:style-name="T1">).</text:span></text:p>
            </text:list-item>
          </text:list>
        </text:list-item>
        <text:list-item>
          <text:p text:style-name="P9"><text:span text:style-name="Strong_20_Emphasis"><text:span text:style-name="T1">Smart Resolver</text:span></text:span><text:span text:style-name="T1">: Un servidor local en cada equipo que </text:span><text:span text:style-name="Strong_20_Emphasis"><text:span text:style-name="T1">almacena caché</text:span></text:span><text:span text:style-name="T1"> de consultas.</text:span></text:p>
        </text:list-item>
      </text:list>
      <text:h text:style-name="P4" text:outline-level="3" text:is-list-header="true"><text:span text:style-name="Strong_20_Emphasis"><text:span text:style-name="T1">Servidores DNS</text:span></text:span></text:h>
      <text:p text:style-name="P8">Son responsables de resolver los nombres de dominio y responder a las consultas.</text:p>
      <text:list text:style-name="L4">
        <text:list-item>
          <text:p text:style-name="P10"><text:span text:style-name="Strong_20_Emphasis"><text:span text:style-name="T1">BIND (Berkeley Internet Name Daemon)</text:span></text:span><text:span text:style-name="T1">: Servidor DNS más utilizado.</text:span></text:p>
        </text:list-item>
        <text:list-item>
          <text:p text:style-name="P10"><text:span text:style-name="Strong_20_Emphasis"><text:span text:style-name="T1">UNBOUND</text:span></text:span><text:span text:style-name="T1">: Alternativa a BIND, diseñada para ser más segura y rápida.</text:span></text:p>
        </text:list-item>
      </text:list>
      <text:h text:style-name="P4" text:outline-level="3"><text:soft-page-break/><text:span text:style-name="Strong_20_Emphasis"><text:span text:style-name="T1">Tipos de Servidores DNS</text:span></text:span></text:h>
      <text:list text:style-name="L5">
        <text:list-item>
          <text:p text:style-name="P11"><text:span text:style-name="Strong_20_Emphasis"><text:span text:style-name="T1">Servidor Raíz:</text:span></text:span></text:p>
          <text:list>
            <text:list-item>
              <text:p text:style-name="P12">Punto de entrada en la jerarquía DNS.</text:p>
            </text:list-item>
            <text:list-item>
              <text:p text:style-name="P11"><text:span text:style-name="T1">Delegan las consultas a los </text:span><text:span text:style-name="Strong_20_Emphasis"><text:span text:style-name="T1">TLDs</text:span></text:span><text:span text:style-name="T1">.</text:span></text:p>
            </text:list-item>
            <text:list-item>
              <text:p text:style-name="P12">No permiten consultas recursivas.</text:p>
            </text:list-item>
          </text:list>
        </text:list-item>
        <text:list-item>
          <text:p text:style-name="P11"><text:span text:style-name="Strong_20_Emphasis"><text:span text:style-name="T1">Servidor Autoritativo:</text:span></text:span></text:p>
          <text:list>
            <text:list-item>
              <text:p text:style-name="P12">Responsable de una zona o subdominio.</text:p>
            </text:list-item>
            <text:list-item>
              <text:p text:style-name="P12">Puede delegar subdominios a otros servidores.</text:p>
            </text:list-item>
          </text:list>
        </text:list-item>
        <text:list-item>
          <text:p text:style-name="P11"><text:span text:style-name="Strong_20_Emphasis"><text:span text:style-name="T1">Servidor Local/Resolver Recursivo:</text:span></text:span></text:p>
          <text:list>
            <text:list-item>
              <text:p text:style-name="P12">Atiende consultas dentro de una red.</text:p>
            </text:list-item>
            <text:list-item>
              <text:p text:style-name="P12">Mantiene una caché para mejorar rendimiento.</text:p>
            </text:list-item>
            <text:list-item>
              <text:p text:style-name="P12">Puede ser autoritativo y resolver consultas recursivas internas.</text:p>
            </text:list-item>
            <text:list-item>
              <text:p text:style-name="P11"><text:span text:style-name="T1">Ejemplo: </text:span><text:span text:style-name="Strong_20_Emphasis"><text:span text:style-name="T1">DNS de Google (8.8.8.8, 8.8.4.4)</text:span></text:span><text:span text:style-name="T1">.</text:span></text:p>
            </text:list-item>
            <text:list-item>
              <text:p text:style-name="P13"><text:span text:style-name="T2">El </text:span><text:span text:style-name="Emphasis"><text:span text:style-name="T2">resolver</text:span></text:span><text:span text:style-name="T2"> es un componente del sistema DNS que se encarga de procesar las consultas de nombres de dominio realizadas por las aplicaciones. Puede ser un resolver local en el sistema del cliente o un resolver recursivo en un servidor DNS.</text:span></text:p>
            </text:list-item>
            <text:list-item>
              <text:p text:style-name="P13"><text:span text:style-name="T2">Este componente utiliza una </text:span><text:span text:style-name="Strong_20_Emphasis"><text:span text:style-name="T2">memoria caché</text:span></text:span><text:span text:style-name="T2"> para guardar los resultados de las consultas DNS durante un período de tiempo determinado por el </text:span><text:span text:style-name="Strong_20_Emphasis"><text:span text:style-name="T2">TTL (Time To Live)</text:span></text:span><text:span text:style-name="T2"> de cada respuesta. Además, también puede almacenar temporalmente los errores de resolución (como dominios inexistentes) en una </text:span><text:span text:style-name="Strong_20_Emphasis"><text:span text:style-name="T2">caché negativa</text:span></text:span><text:span text:style-name="T2">, lo que evita consultas repetidas para dominios inválidos.</text:span></text:p>
            </text:list-item>
          </text:list>
        </text:list-item>
        <text:list-item>
          <text:p text:style-name="P11"><text:span text:style-name="Strong_20_Emphasis"><text:span text:style-name="T1">Open Name Servers:</text:span></text:span></text:p>
          <text:list>
            <text:list-item>
              <text:p text:style-name="P12">Servidores DNS abiertos accesibles a cualquier usuario.</text:p>
            </text:list-item>
            <text:list-item>
              <text:p text:style-name="P11"><text:span text:style-name="T1">Ejemplo: </text:span><text:span text:style-name="Strong_20_Emphasis"><text:span text:style-name="T1">Google (8.8.8.8, 8.8.4.4), Cloudflare (1.1.1.1), OpenDNS (208.67.222.222)</text:span></text:span><text:span text:style-name="T1">.</text:span></text:p>
            </text:list-item>
          </text:list>
        </text:list-item>
        <text:list-item>
          <text:p text:style-name="P11"><text:span text:style-name="Strong_20_Emphasis"><text:span text:style-name="T1">Forwarder Name Server:</text:span></text:span></text:p>
          <text:list>
            <text:list-item>
              <text:p text:style-name="P12">Actúan como intermediarios entre los DNS internos y externos.</text:p>
            </text:list-item>
          </text:list>
        </text:list-item>
        <text:list-item>
          <text:p text:style-name="P11"><text:span text:style-name="Strong_20_Emphasis"><text:span text:style-name="T1">Servidor Primario y Secundario:</text:span></text:span></text:p>
          <text:list>
            <text:list-item>
              <text:p text:style-name="P12">Son copias de la misma base de datos DNS.</text:p>
            </text:list-item>
            <text:list-item>
              <text:p text:style-name="P11"><text:span text:style-name="Strong_20_Emphasis"><text:span text:style-name="T1">El primario</text:span></text:span><text:span text:style-name="T1"> se encarga de las modificaciones, </text:span><text:span text:style-name="Strong_20_Emphasis"><text:span text:style-name="T1">el secundario</text:span></text:span><text:span text:style-name="T1"> solo replica los datos.</text:span></text:p>
            </text:list-item>
          </text:list>
        </text:list-item>
      </text:list>
      <text:h text:style-name="P4" text:outline-level="3" text:is-list-header="true"><text:span text:style-name="Strong_20_Emphasis"><text:span text:style-name="T3">Puertos DNS</text:span></text:span></text:h>
      <text:p text:style-name="P2"><text:span text:style-name="T1">DNS opera en el </text:span><text:span text:style-name="Strong_20_Emphasis"><text:span text:style-name="T1">puerto 53</text:span></text:span><text:span text:style-name="T1">, tanto para </text:span><text:span text:style-name="Strong_20_Emphasis"><text:span text:style-name="T1">UDP</text:span></text:span><text:span text:style-name="T1"> como para </text:span><text:span text:style-name="Strong_20_Emphasis"><text:span text:style-name="T1">TCP</text:span></text:span><text:span text:style-name="T1">:</text:span></text:p>
      <text:list text:style-name="L6">
        <text:list-item>
          <text:p text:style-name="P14"><text:span text:style-name="Strong_20_Emphasis"><text:span text:style-name="T1">UDP 53</text:span></text:span><text:span text:style-name="T1">: Se usa en la mayoría de las consultas porque es más rápido y eficiente.</text:span></text:p>
        </text:list-item>
        <text:list-item>
          <text:p text:style-name="P14"><text:span text:style-name="Strong_20_Emphasis"><text:span text:style-name="T1">TCP 53</text:span></text:span><text:span text:style-name="T1">: Se usa cuando la respuesta supera los </text:span><text:span text:style-name="Strong_20_Emphasis"><text:span text:style-name="T1">512 bytes</text:span></text:span><text:span text:style-name="T1"> o para transferencias de zona (</text:span><text:span text:style-name="Source_20_Text"><text:span text:style-name="T1">zone transfer</text:span></text:span><text:span text:style-name="T1">).</text:span></text:p>
        </text:list-item>
      </text:list>
      <text:p text:style-name="P8"><text:soft-page-break/></text:p>
      <text:p text:style-name="P7"/>
      <text:h text:style-name="P3" text:outline-level="2"><text:span text:style-name="Strong_20_Emphasis"><text:span text:style-name="T1">Procedimiento de Resolución de Nombres</text:span></text:span></text:h>
      <text:list text:style-name="L7">
        <text:list-item>
          <text:p text:style-name="P15"><text:span text:style-name="T1">El cliente (</text:span><text:span text:style-name="T4">resolver</text:span><text:span text:style-name="T1">) envía una consulta DNS a un </text:span><text:span text:style-name="Strong_20_Emphasis"><text:span text:style-name="T1">servidor DNS recursivo</text:span></text:span><text:span text:style-name="T1">. </text:span><text:span text:style-name="T5">(Una respuesta recursiva </text:span></text:p>
        </text:list-item>
        <text:list-item>
          <text:p text:style-name="P15"><text:span text:style-name="T1">Si el servidor tiene la respuesta en su </text:span><text:span text:style-name="Strong_20_Emphasis"><text:span text:style-name="T1">caché</text:span></text:span><text:span text:style-name="T1">, la devuelve de inmediato.</text:span></text:p>
        </text:list-item>
        <text:list-item>
          <text:p text:style-name="P15"><text:span text:style-name="T1">Si no, el servidor pregunta a un </text:span><text:span text:style-name="Strong_20_Emphasis"><text:span text:style-name="T1">servidor raíz (</text:span></text:span><text:span text:style-name="Source_20_Text"><text:span text:style-name="T1">.</text:span></text:span><text:span text:style-name="Strong_20_Emphasis"><text:span text:style-name="T1">)</text:span></text:span><text:span text:style-name="T1">.</text:span></text:p>
        </text:list-item>
        <text:list-item>
          <text:p text:style-name="P15"><text:span text:style-name="T1">El servidor raíz redirige la consulta a un </text:span><text:span text:style-name="Strong_20_Emphasis"><text:span text:style-name="T1">servidor TLD</text:span></text:span><text:span text:style-name="T1"> (por ejemplo, </text:span><text:span text:style-name="Source_20_Text"><text:span text:style-name="T1">.com</text:span></text:span><text:span text:style-name="T1">).</text:span></text:p>
        </text:list-item>
        <text:list-item>
          <text:p text:style-name="P15"><text:span text:style-name="T1">El servidor TLD redirige la consulta al </text:span><text:span text:style-name="Strong_20_Emphasis"><text:span text:style-name="T1">servidor autoritativo</text:span></text:span><text:span text:style-name="T1"> del dominio (por ejemplo, </text:span><text:span text:style-name="Source_20_Text"><text:span text:style-name="T1">google.com</text:span></text:span><text:span text:style-name="T1">).</text:span></text:p>
        </text:list-item>
        <text:list-item>
          <text:p text:style-name="P15"><text:span text:style-name="T1">El servidor autoritativo devuelve la dirección IP al </text:span><text:span text:style-name="Strong_20_Emphasis"><text:span text:style-name="T1">servidor DNS recursivo</text:span></text:span><text:span text:style-name="T1">.</text:span></text:p>
        </text:list-item>
        <text:list-item>
          <text:p text:style-name="P15"><text:span text:style-name="T1">El servidor DNS recursivo </text:span><text:span text:style-name="Strong_20_Emphasis"><text:span text:style-name="T1">almacena la respuesta en caché</text:span></text:span><text:span text:style-name="T1"> y la devuelve al cliente.</text:span></text:p>
        </text:list-item>
      </text:list>
      <text:h text:style-name="P3" text:outline-level="2"><text:span text:style-name="Strong_20_Emphasis"><text:span text:style-name="T1">Tipos de Dominios (TLDs - Top Level Domains)</text:span></text:span></text:h>
      <text:p text:style-name="P2"><text:span text:style-name="T1">Los dominios de nivel superior (</text:span><text:span text:style-name="Strong_20_Emphasis"><text:span text:style-name="T1">TLDs</text:span></text:span><text:span text:style-name="T1">) se pueden clasificar en tres grandes categorías:</text:span></text:p>
      <text:h text:style-name="P4" text:outline-level="3"><text:span text:style-name="Strong_20_Emphasis"><text:span text:style-name="T1">1. gTLDs (Generic TLDs - Dominios Genéricos)</text:span></text:span></text:h>
      <text:list text:style-name="L8">
        <text:list-item>
          <text:p text:style-name="P16">Dominios con propósitos específicos.</text:p>
        </text:list-item>
        <text:list-item>
          <text:p text:style-name="P17"><text:span text:style-name="T1">Definidos por el </text:span><text:span text:style-name="Strong_20_Emphasis"><text:span text:style-name="T1">ICANN</text:span></text:span><text:span text:style-name="T1"> (Internet Corporation for Assigned Names and Numbers).</text:span></text:p>
        </text:list-item>
        <text:list-item>
          <text:p text:style-name="P16">Se dividen en:</text:p>
          <text:list>
            <text:list-item>
              <text:p text:style-name="P17"><text:span text:style-name="Strong_20_Emphasis"><text:span text:style-name="T1">Unsponsored TLDs</text:span></text:span><text:span text:style-name="T1">: No dependen de una organización específica (</text:span><text:span text:style-name="Source_20_Text"><text:span text:style-name="T1">.com</text:span></text:span><text:span text:style-name="T1">, </text:span><text:span text:style-name="Source_20_Text"><text:span text:style-name="T1">.org</text:span></text:span><text:span text:style-name="T1">, </text:span><text:span text:style-name="Source_20_Text"><text:span text:style-name="T1">.net</text:span></text:span><text:span text:style-name="T1">, etc.).</text:span></text:p>
            </text:list-item>
            <text:list-item>
              <text:p text:style-name="P17"><text:span text:style-name="Strong_20_Emphasis"><text:span text:style-name="T1">Sponsored TLDs</text:span></text:span><text:span text:style-name="T1">: Controlados por organizaciones específicas (</text:span><text:span text:style-name="Source_20_Text"><text:span text:style-name="T1">.gov</text:span></text:span><text:span text:style-name="T1">, </text:span><text:span text:style-name="Source_20_Text"><text:span text:style-name="T1">.edu</text:span></text:span><text:span text:style-name="T1">, </text:span><text:span text:style-name="Source_20_Text"><text:span text:style-name="T1">.museum</text:span></text:span><text:span text:style-name="T1">, etc.).</text:span></text:p>
            </text:list-item>
          </text:list>
        </text:list-item>
        <text:list-item>
          <text:p text:style-name="P17"><text:span text:style-name="Strong_20_Emphasis"><text:span text:style-name="T1">Ejemplos recientes de gTLDs (lanzados desde 2012)</text:span></text:span><text:span text:style-name="T1">:</text:span></text:p>
          <text:list>
            <text:list-item>
              <text:p text:style-name="P17"><text:span text:style-name="Source_20_Text"><text:span text:style-name="T1">.academy</text:span></text:span><text:span text:style-name="T1">, </text:span><text:span text:style-name="Source_20_Text"><text:span text:style-name="T1">.casa</text:span></text:span><text:span text:style-name="T1">, </text:span><text:span text:style-name="Source_20_Text"><text:span text:style-name="T1">.pizza</text:span></text:span><text:span text:style-name="T1">, </text:span><text:span text:style-name="Source_20_Text"><text:span text:style-name="T1">.bike</text:span></text:span><text:span text:style-name="T1">, </text:span><text:span text:style-name="Source_20_Text"><text:span text:style-name="T1">.wiki</text:span></text:span><text:span text:style-name="T1">, </text:span><text:span text:style-name="Source_20_Text"><text:span text:style-name="T1">.futbol</text:span></text:span><text:span text:style-name="T1">, </text:span><text:span text:style-name="Source_20_Text"><text:span text:style-name="T1">.paris</text:span></text:span><text:span text:style-name="T1">, </text:span><text:span text:style-name="Source_20_Text"><text:span text:style-name="T1">.viajes</text:span></text:span><text:span text:style-name="T1">.</text:span></text:p>
            </text:list-item>
          </text:list>
        </text:list-item>
      </text:list>
      <text:h text:style-name="P4" text:outline-level="3" text:is-list-header="true"><text:span text:style-name="Strong_20_Emphasis"><text:span text:style-name="T1">2. ccTLDs (Country-Code TLDs - Dominios de Código de País)</text:span></text:span></text:h>
      <text:list text:style-name="L9">
        <text:list-item>
          <text:p text:style-name="P18"><text:span text:style-name="T1">Dominios asignados a países, según la norma </text:span><text:span text:style-name="Strong_20_Emphasis"><text:span text:style-name="T1">ISO 3166-1 alfa-2</text:span></text:span><text:span text:style-name="T1">.</text:span></text:p>
        </text:list-item>
        <text:list-item>
          <text:p text:style-name="P18"><text:span text:style-name="Strong_20_Emphasis"><text:span text:style-name="T1">Ejemplos</text:span></text:span><text:span text:style-name="T1">:</text:span></text:p>
          <text:list>
            <text:list-item>
              <text:p text:style-name="P18"><text:span text:style-name="Source_20_Text"><text:span text:style-name="T1">.ar</text:span></text:span><text:span text:style-name="T1"> (Argentina)</text:span></text:p>
            </text:list-item>
            <text:list-item>
              <text:p text:style-name="P18"><text:span text:style-name="Source_20_Text"><text:span text:style-name="T1">.es</text:span></text:span><text:span text:style-name="T1"> (España)</text:span></text:p>
            </text:list-item>
            <text:list-item>
              <text:p text:style-name="P18"><text:span text:style-name="Source_20_Text"><text:span text:style-name="T1">.fr</text:span></text:span><text:span text:style-name="T1"> (Francia)</text:span></text:p>
            </text:list-item>
            <text:list-item>
              <text:p text:style-name="P18"><text:span text:style-name="Source_20_Text"><text:span text:style-name="T1">.jp</text:span></text:span><text:span text:style-name="T1"> (Japón)</text:span></text:p>
            </text:list-item>
          </text:list>
        </text:list-item>
      </text:list>
      <text:h text:style-name="P4" text:outline-level="3" text:is-list-header="true"><text:soft-page-break/><text:span text:style-name="Strong_20_Emphasis"><text:span text:style-name="T1">3. .ARPA TLD (Address and Routing Parameter Area)</text:span></text:span></text:h>
      <text:list text:style-name="L10">
        <text:list-item>
          <text:p text:style-name="P19"><text:span text:style-name="T1">Es un </text:span><text:span text:style-name="Strong_20_Emphasis"><text:span text:style-name="T1">TLD especial</text:span></text:span><text:span text:style-name="T1"> utilizado internamente para la </text:span><text:span text:style-name="Strong_20_Emphasis"><text:span text:style-name="T1">resolución inversa de nombres</text:span></text:span><text:span text:style-name="T1"> (asociar direcciones IP a nombres de dominio).</text:span></text:p>
        </text:list-item>
      </text:list>
      <text:h text:style-name="P3" text:outline-level="2"><text:span text:style-name="Strong_20_Emphasis"><text:span text:style-name="T1">Aspectos y Elementos de DNS</text:span></text:span></text:h>
      <text:h text:style-name="P4" text:outline-level="3"><text:span text:style-name="Strong_20_Emphasis"><text:span text:style-name="T1">Espacio de Nombres</text:span></text:span></text:h>
      <text:p text:style-name="P2"><text:span text:style-name="T1">El sistema de nombres de dominio (DNS) utiliza una estructura </text:span><text:span text:style-name="Strong_20_Emphasis"><text:span text:style-name="T1">jerárquica</text:span></text:span><text:span text:style-name="T1"> con etiquetas separadas por puntos (</text:span><text:span text:style-name="Source_20_Text"><text:span text:style-name="T1">.</text:span></text:span><text:span text:style-name="T1">). Esta estructura refleja la </text:span><text:span text:style-name="Strong_20_Emphasis"><text:span text:style-name="T1">delegación de autoridad</text:span></text:span><text:span text:style-name="T1"> en los dominios.</text:span></text:p>
      <text:list text:style-name="L11">
        <text:list-item>
          <text:p text:style-name="P20"><text:span text:style-name="Strong_20_Emphasis"><text:span text:style-name="T1">FQDN (Fully Qualified Domain Name)</text:span></text:span><text:span text:style-name="T1">:</text:span></text:p>
          <text:list>
            <text:list-item>
              <text:p text:style-name="P20"><text:span text:style-name="T1">Es el </text:span><text:span text:style-name="Strong_20_Emphasis"><text:span text:style-name="T1">nombre de dominio completo</text:span></text:span><text:span text:style-name="T1">, que sigue una jerarquía desde la etiqueta más específica hasta la raíz (</text:span><text:span text:style-name="Source_20_Text"><text:span text:style-name="T1">.</text:span></text:span><text:span text:style-name="T1">).</text:span></text:p>
            </text:list-item>
            <text:list-item>
              <text:p text:style-name="P20"><text:span text:style-name="T1">Se compone de </text:span><text:span text:style-name="Strong_20_Emphasis"><text:span text:style-name="T1">etiquetas (labels) separadas por puntos</text:span></text:span><text:span text:style-name="T1">.</text:span></text:p>
            </text:list-item>
            <text:list-item>
              <text:p text:style-name="P20"><text:span text:style-name="T1">Se lee </text:span><text:span text:style-name="Strong_20_Emphasis"><text:span text:style-name="T1">de izquierda a derecha</text:span></text:span><text:span text:style-name="T1">, desde el nodo más específico hasta la raíz (</text:span><text:span text:style-name="Source_20_Text"><text:span text:style-name="T1">.</text:span></text:span><text:span text:style-name="T1">).</text:span></text:p>
            </text:list-item>
            <text:list-item>
              <text:p text:style-name="P20"><text:span text:style-name="Strong_20_Emphasis"><text:span text:style-name="T1">Ejemplo</text:span></text:span><text:span text:style-name="T1">: </text:span><text:span text:style-name="Source_20_Text"><text:span text:style-name="T1">www.ejemplo.com.</text:span></text:span></text:p>
              <text:list>
                <text:list-item>
                  <text:p text:style-name="P20"><text:span text:style-name="Source_20_Text"><text:span text:style-name="T1">www</text:span></text:span><text:span text:style-name="T1"> → subdominio.</text:span></text:p>
                </text:list-item>
                <text:list-item>
                  <text:p text:style-name="P20"><text:span text:style-name="Source_20_Text"><text:span text:style-name="T1">ejemplo</text:span></text:span><text:span text:style-name="T1"> → dominio de segundo nivel.</text:span></text:p>
                </text:list-item>
                <text:list-item>
                  <text:p text:style-name="P20"><text:span text:style-name="Source_20_Text"><text:span text:style-name="T1">com</text:span></text:span><text:span text:style-name="T1"> → dominio de primer nivel (TLD).</text:span></text:p>
                </text:list-item>
                <text:list-item>
                  <text:p text:style-name="P20"><text:span text:style-name="Source_20_Text"><text:span text:style-name="T1">.</text:span></text:span><text:span text:style-name="T1"> → raíz del DNS.</text:span></text:p>
                </text:list-item>
              </text:list>
            </text:list-item>
          </text:list>
        </text:list-item>
      </text:list>
      <text:h text:style-name="P21" text:outline-level="4"><text:span text:style-name="Strong_20_Emphasis"><text:span text:style-name="T1">Reglas para los nombres de dominio</text:span></text:span></text:h>
      <text:list text:style-name="L12">
        <text:list-item>
          <text:p text:style-name="P22"><text:span text:style-name="Strong_20_Emphasis"><text:span text:style-name="T1">No distinguen mayúsculas/minúsculas (case-insensitive).</text:span></text:span></text:p>
        </text:list-item>
        <text:list-item>
          <text:p text:style-name="P22"><text:span text:style-name="Strong_20_Emphasis"><text:span text:style-name="T1">Cada etiqueta</text:span></text:span><text:span text:style-name="T1"> puede tener </text:span><text:span text:style-name="Strong_20_Emphasis"><text:span text:style-name="T1">hasta 63 caracteres</text:span></text:span><text:span text:style-name="T1">.</text:span></text:p>
        </text:list-item>
        <text:list-item>
          <text:p text:style-name="P22"><text:span text:style-name="Strong_20_Emphasis"><text:span text:style-name="T1">El nombre completo (FQDN)</text:span></text:span><text:span text:style-name="T1"> no puede superar los </text:span><text:span text:style-name="Strong_20_Emphasis"><text:span text:style-name="T1">255 caracteres</text:span></text:span><text:span text:style-name="T1">.</text:span></text:p>
        </text:list-item>
        <text:list-item>
          <text:p text:style-name="P22"><text:span text:style-name="Strong_20_Emphasis"><text:span text:style-name="T1">Máximo 127 etiquetas</text:span></text:span><text:span text:style-name="T1">.</text:span></text:p>
        </text:list-item>
        <text:list-item>
          <text:p text:style-name="P22"><text:span text:style-name="Strong_20_Emphasis"><text:span text:style-name="T1">Admite caracteres internacionales (UTF-8, Unicode).</text:span></text:span></text:p>
        </text:list-item>
      </text:list>
      <text:h text:style-name="P3" text:outline-level="2"><text:span text:style-name="Strong_20_Emphasis"><text:span text:style-name="T1">Organización en el DNS</text:span></text:span></text:h>
      <text:p text:style-name="P2"><text:span text:style-name="T1">DNS es un </text:span><text:span text:style-name="Strong_20_Emphasis"><text:span text:style-name="T1">sistema distribuido</text:span></text:span><text:span text:style-name="T1">, pero administrado por diferentes organizaciones:</text:span></text:p>
      <text:list text:style-name="L13">
        <text:list-item>
          <text:p text:style-name="P23"><text:span text:style-name="Strong_20_Emphasis"><text:span text:style-name="T1">ICANN (Internet Corporation for Assigned Names and Numbers)</text:span></text:span><text:span text:style-name="T1">: Regula la asignación de nombres de dominio y direcciones IP.</text:span></text:p>
        </text:list-item>
        <text:list-item>
          <text:p text:style-name="P23"><text:span text:style-name="Strong_20_Emphasis"><text:span text:style-name="T1">IANA (Internet Assigned Numbers Authority)</text:span></text:span><text:span text:style-name="T1">: Administra el sistema de nombres de dominio raíz.</text:span></text:p>
        </text:list-item>
        <text:list-item>
          <text:p text:style-name="P23"><text:span text:style-name="Strong_20_Emphasis"><text:span text:style-name="T1">Open Root Server Network (ORSN)</text:span></text:span><text:span text:style-name="T1"> y </text:span><text:span text:style-name="Strong_20_Emphasis"><text:span text:style-name="T1">OpenNIC</text:span></text:span><text:span text:style-name="T1">: Redes alternativas de resolución de nombres.</text:span></text:p>
        </text:list-item>
        <text:list-item>
          <text:p text:style-name="P23"><text:soft-page-break/><text:span text:style-name="Strong_20_Emphasis"><text:span text:style-name="T1">RIRs (Regional Internet Registries)</text:span></text:span><text:span text:style-name="T1">: Gestionan bloques de direcciones IP por región:</text:span></text:p>
          <text:list>
            <text:list-item>
              <text:p text:style-name="P23"><text:span text:style-name="Strong_20_Emphasis"><text:span text:style-name="T1">ARIN</text:span></text:span><text:span text:style-name="T1"> (Norteamérica).</text:span></text:p>
            </text:list-item>
            <text:list-item>
              <text:p text:style-name="P23"><text:span text:style-name="Strong_20_Emphasis"><text:span text:style-name="T1">RIPE NCC</text:span></text:span><text:span text:style-name="T1"> (Europa y parte de Asia).</text:span></text:p>
            </text:list-item>
            <text:list-item>
              <text:p text:style-name="P23"><text:span text:style-name="Strong_20_Emphasis"><text:span text:style-name="T1">APNIC</text:span></text:span><text:span text:style-name="T1"> (Asia-Pacífico).</text:span></text:p>
            </text:list-item>
            <text:list-item>
              <text:p text:style-name="P23"><text:span text:style-name="Strong_20_Emphasis"><text:span text:style-name="T1">LACNIC</text:span></text:span><text:span text:style-name="T1"> (Latinoamérica y el Caribe).</text:span></text:p>
            </text:list-item>
            <text:list-item>
              <text:p text:style-name="P23"><text:span text:style-name="Strong_20_Emphasis"><text:span text:style-name="T1">AfriNIC</text:span></text:span><text:span text:style-name="T1"> (África).</text:span></text:p>
            </text:list-item>
          </text:list>
        </text:list-item>
      </text:list>
      <text:p text:style-name="P2"><text:span text:style-name="Strong_20_Emphasis"><text:span text:style-name="T1">Diferencia entre nombres de dominio y direcciones IP</text:span></text:span><text:span text:style-name="T1">:</text:span></text:p>
      <text:list text:style-name="L14">
        <text:list-item>
          <text:p text:style-name="P24"><text:span text:style-name="T1">Los nombres de dominio </text:span><text:span text:style-name="Strong_20_Emphasis"><text:span text:style-name="T1">son delegados a países y registradores</text:span></text:span><text:span text:style-name="T1">.</text:span></text:p>
        </text:list-item>
        <text:list-item>
          <text:p text:style-name="P24"><text:span text:style-name="T1">Las direcciones IP </text:span><text:span text:style-name="Strong_20_Emphasis"><text:span text:style-name="T1">son administradas por los RIRs</text:span></text:span><text:span text:style-name="T1">.</text:span></text:p>
        </text:list-item>
      </text:list>
      <text:h text:style-name="P1" text:outline-level="1"><text:span text:style-name="Strong_20_Emphasis"><text:span text:style-name="T1">Servicios y Registros de DNS</text:span></text:span></text:h>
      <text:p text:style-name="P2"><text:span text:style-name="T1">Los servidores DNS almacenan información en registros llamados </text:span><text:span text:style-name="Strong_20_Emphasis"><text:span text:style-name="T1">Resource Records (RR)</text:span></text:span><text:span text:style-name="T1">.</text:span></text:p>
      <text:h text:style-name="P4" text:outline-level="3"><text:span text:style-name="Strong_20_Emphasis"><text:span text:style-name="T1">Principales Tipos de Registros DNS</text:span></text:span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P25"><text:span text:style-name="Strong_20_Emphasis"><text:span text:style-name="T1">Tipo</text:span></text:span></text:p>
            </table:table-cell>
            <table:table-cell table:style-name="Tabla1.A1" office:value-type="string">
              <text:p text:style-name="P25"><text:span text:style-name="Strong_20_Emphasis"><text:span text:style-name="T1">Función</text:span></text:span></text:p>
            </table:table-cell>
          </table:table-row>
        </table:table-header-rows>
        <table:table-row>
          <table:table-cell table:style-name="Tabla1.A1" office:value-type="string">
            <text:p text:style-name="P26"><text:span text:style-name="Strong_20_Emphasis"><text:span text:style-name="T1">A, AAAA</text:span></text:span></text:p>
          </table:table-cell>
          <table:table-cell table:style-name="Tabla1.A1" office:value-type="string">
            <text:p text:style-name="P27">Asocian un nombre de dominio con una dirección IP (IPv4 e IPv6).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1">PTR</text:span></text:span></text:p>
          </table:table-cell>
          <table:table-cell table:style-name="Tabla1.A1" office:value-type="string">
            <text:p text:style-name="P27">Asocia una dirección IP con un nombre de dominio (resolución inversa).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1">CNAME</text:span></text:span></text:p>
          </table:table-cell>
          <table:table-cell table:style-name="Tabla1.A1" office:value-type="string">
            <text:p text:style-name="P27">Alias que redirige un nombre de dominio a otro.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1">HINFO</text:span></text:span></text:p>
          </table:table-cell>
          <table:table-cell table:style-name="Tabla1.A1" office:value-type="string">
            <text:p text:style-name="P27">Información del hardware.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1">TXT</text:span></text:span></text:p>
          </table:table-cell>
          <table:table-cell table:style-name="Tabla1.A1" office:value-type="string">
            <text:p text:style-name="P27">Almacena información de texto (ej. SPF para correo).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1">MX</text:span></text:span></text:p>
          </table:table-cell>
          <table:table-cell table:style-name="Tabla1.A1" office:value-type="string">
            <text:p text:style-name="P27">Define los servidores de correo para un dominio.<text:span text:style-name="T6">(Nombre y prioridad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1">NS</text:span></text:span></text:p>
          </table:table-cell>
          <table:table-cell table:style-name="Tabla1.A1" office:value-type="string">
            <text:p text:style-name="P27">Especifica los servidores DNS responsables de un dominio. <text:span text:style-name="T6">(Nombre no Ip)</text:span></text:p>
          </table:table-cell>
        </table:table-row>
        <table:table-row>
          <table:table-cell table:style-name="Tabla1.A1" office:value-type="string">
            <text:p text:style-name="P26"><text:span text:style-name="Strong_20_Emphasis"><text:span text:style-name="T1">SOA</text:span></text:span></text:p>
          </table:table-cell>
          <table:table-cell table:style-name="Tabla1.A1" office:value-type="string">
            <text:p text:style-name="P28">Indica el servidor primario de la zona (Posee nombre del Sv y numero Serie</text:p>
          </table:table-cell>
        </table:table-row>
      </table:table>
      <text:h text:style-name="P1" text:outline-level="1"><text:span text:style-name="Strong_20_Emphasis"><text:span text:style-name="T3">O</text:span></text:span><text:span text:style-name="Strong_20_Emphasis"><text:span text:style-name="T1">tras Características del DNS</text:span></text:span></text:h>
      <text:h text:style-name="P4" text:outline-level="3"><text:span text:style-name="Strong_20_Emphasis"><text:span text:style-name="T1">Transferencia de Zona (</text:span></text:span><text:span text:style-name="Source_20_Text"><text:span text:style-name="T1">AXFR</text:span></text:span><text:span text:style-name="Strong_20_Emphasis"><text:span text:style-name="T1">)</text:span></text:span></text:h>
      <text:list text:style-name="L15">
        <text:list-item>
          <text:p text:style-name="P29">Sincronización de registros entre un servidor primario y uno secundario.</text:p>
        </text:list-item>
        <text:list-item>
          <text:p text:style-name="P30"><text:span text:style-name="T1">Se realiza a través de </text:span><text:span text:style-name="Strong_20_Emphasis"><text:span text:style-name="T1">TCP</text:span></text:span><text:span text:style-name="T1"> de forma periódica.</text:span></text:p>
        </text:list-item>
      </text:list>
      <text:h text:style-name="P4" text:outline-level="3" text:is-list-header="true"><text:span text:style-name="Strong_20_Emphasis"><text:span text:style-name="T1">DNS Dinámico (</text:span></text:span><text:span text:style-name="Source_20_Text"><text:span text:style-name="T1">DDNS</text:span></text:span><text:span text:style-name="Strong_20_Emphasis"><text:span text:style-name="T1">)</text:span></text:span></text:h>
      <text:list text:style-name="L16">
        <text:list-item>
          <text:p text:style-name="P31">Permite la actualización automática de registros DNS.</text:p>
        </text:list-item>
        <text:list-item>
          <text:p text:style-name="P32"><text:span text:style-name="T1">Usado en redes con </text:span><text:span text:style-name="Strong_20_Emphasis"><text:span text:style-name="T1">IP dinámica</text:span></text:span><text:span text:style-name="T1">.</text:span></text:p>
        </text:list-item>
      </text:list>
      <text:h text:style-name="P4" text:outline-level="3" text:is-list-header="true"><text:span text:style-name="Strong_20_Emphasis"><text:span text:style-name="T1">Split DNS</text:span></text:span></text:h>
      <text:list text:style-name="L17">
        <text:list-item>
          <text:p text:style-name="P33">Responde de manera diferente según el origen de la consulta.</text:p>
        </text:list-item>
        <text:list-item>
          <text:p text:style-name="P33"><text:soft-page-break/>Útil para redes privadas y públicas.</text:p>
        </text:list-item>
      </text:list>
      <text:p text:style-name="P34">TTL (Time to live): Es el tiempo que se va a guardar en cache el resultado de un sitio (consulta)</text:p>
      <text:p text:style-name="P34">TTL Negativo: Es el tiempo que se va a guardar en cache un resultado negativo a la hora de consultar por un sitio (por ejemplo: 404) </text:p>
      <text:p text:style-name="P34"><text:span text:style-name="Strong_20_Emphasis">RD (Recursion Desired):</text:span><text:line-break/>Este bit lo establece el <text:span text:style-name="Strong_20_Emphasis">cliente</text:span> en la consulta DNS para indicar que desea que el <text:span text:style-name="Strong_20_Emphasis">servidor realice la resolución recursiva</text:span> (es decir, que él se encargue de buscar la respuesta completa, consultando a otros servidores si es necesario).</text:p>
      <text:p text:style-name="Text_20_body"><text:span text:style-name="Strong_20_Emphasis">RA (Recursion Available):</text:span><text:line-break/>Este bit aparece en la <text:span text:style-name="Strong_20_Emphasis">respuesta</text:span> del servidor DNS y <text:span text:style-name="Strong_20_Emphasis">significa que el servidor soporta resolución recursiva</text:span> (aunque no necesariamente la haya hecho en esa consulta).</text:p>
      <text:p text:style-name="Horizontal_20_Line"/>
      <text:h text:style-name="Heading_20_3" text:outline-level="3">Entonces:</text:h>
      <text:list text:style-name="L18">
        <text:list-item>
          <text:p text:style-name="P35">Si en la <text:span text:style-name="Strong_20_Emphasis">consulta</text:span> aparece <text:span text:style-name="Strong_20_Emphasis">RD = 1</text:span>, el cliente <text:span text:style-name="Strong_20_Emphasis">solicita resolución recursiva</text:span>.</text:p>
        </text:list-item>
        <text:list-item>
          <text:p text:style-name="P35">Si en la <text:span text:style-name="Strong_20_Emphasis">respuesta</text:span> aparece <text:span text:style-name="Strong_20_Emphasis">RA = 1</text:span>, el servidor <text:span text:style-name="Strong_20_Emphasis">es capaz</text:span> de hacer resolución recursiva (aunque puede no haberla realizado en esa ocasión).</text:p>
        </text:list-item>
        <text:list-item>
          <text:p text:style-name="P35">Si <text:span text:style-name="Strong_20_Emphasis">RA no está presente</text:span> (RA = 0), significa que el <text:span text:style-name="Strong_20_Emphasis">servidor no soporta resolución recursiva</text:span>, o <text:span text:style-name="Strong_20_Emphasis">la tiene deshabilitada</text:span>.</text:p>
        </text:list-item>
      </text:list>
      <text:p text:style-name="P34"/>
      <text:p text:style-name="P36"><text:span text:style-name="Strong_20_Emphasis">AA → Authoritative Answer (Respuesta autoritativa):</text:span><text:line-break/>Este bit está presente en una respuesta DNS <text:span text:style-name="Strong_20_Emphasis">solo si el servidor que responde es autoritativo para el dominio consultado</text:span>.<text:line-break/><text:span text:style-name="Strong_20_Emphasis">Si la respuesta proviene de la caché de un servidor recursivo</text:span>, este bit <text:span text:style-name="Strong_20_Emphasis">no estará presente</text:span>. </text:p>
      <text:p text:style-name="P36"><text:span text:style-name="Strong_20_Emphasis"><text:span text:style-name="T7"/></text:span></text:p>
      <text:p text:style-name="P36"><text:span text:style-name="Strong_20_Emphasis"><text:span text:style-name="T7">Paso a paso</text:span></text:span></text:p>
      <text:h text:style-name="P4" text:outline-level="3"><text:span text:style-name="Strong_20_Emphasis"><text:span text:style-name="T1">1. Consulta desde la aplicación</text:span></text:span></text:h>
      <text:p text:style-name="P2"><text:span text:style-name="T1">Tu navegador quiere acceder a </text:span><text:span text:style-name="Source_20_Text"><text:span text:style-name="T1">www.ejemplo.com</text:span></text:span><text:span text:style-name="T1">.</text:span></text:p>
      <text:h text:style-name="P4" text:outline-level="3" text:is-list-header="true"><text:span text:style-name="T1">2. </text:span><text:span text:style-name="Strong_20_Emphasis"><text:span text:style-name="T1">El resolver local (en tu dispositivo):</text:span></text:span></text:h>
      <text:p text:style-name="P2"><text:span text:style-name="Strong_20_Emphasis"><text:span text:style-name="T1">¿Está en la caché local?</text:span></text:span></text:p>
      <text:list text:style-name="L19">
        <text:list-item>
          <text:p text:style-name="P37"><text:span text:style-name="Strong_20_Emphasis"><text:span text:style-name="T1">Sí</text:span></text:span><text:span text:style-name="T1"> → Se devuelve la IP y se termina el proceso.</text:span></text:p>
        </text:list-item>
        <text:list-item>
          <text:p text:style-name="P37"><text:span text:style-name="Strong_20_Emphasis"><text:span text:style-name="T1">No</text:span></text:span><text:span text:style-name="T1"> → Se consulta al </text:span><text:span text:style-name="Strong_20_Emphasis"><text:span text:style-name="T1">servidor DNS configurado</text:span></text:span><text:span text:style-name="T1"> (resolver recursivo).</text:span></text:p>
        </text:list-item>
      </text:list>
      <text:h text:style-name="P4" text:outline-level="3" text:is-list-header="true"><text:span text:style-name="T1">3. </text:span><text:span text:style-name="Strong_20_Emphasis"><text:span text:style-name="T1">Servidor DNS recursivo (ej. 8.8.8.8):</text:span></text:span></text:h>
      <text:p text:style-name="P2"><text:span text:style-name="Strong_20_Emphasis"><text:span text:style-name="T1">¿Está en su caché?</text:span></text:span></text:p>
      <text:list text:style-name="L20">
        <text:list-item>
          <text:p text:style-name="P38"><text:span text:style-name="Strong_20_Emphasis"><text:span text:style-name="T1">Sí</text:span></text:span><text:span text:style-name="T1"> → Devuelve la IP al resolver local.</text:span></text:p>
        </text:list-item>
        <text:list-item>
          <text:p text:style-name="P38"><text:span text:style-name="Strong_20_Emphasis"><text:span text:style-name="T1">No</text:span></text:span><text:span text:style-name="T1"> → Inicia el proceso completo de resolución iterativa.</text:span></text:p>
        </text:list-item>
      </text:list>
      <text:h text:style-name="P4" text:outline-level="3" text:is-list-header="true"><text:soft-page-break/><text:span text:style-name="T1">4. </text:span><text:span text:style-name="Strong_20_Emphasis"><text:span text:style-name="T1">Consulta al Servidor Raíz</text:span></text:span></text:h>
      <text:list text:style-name="L21">
        <text:list-item>
          <text:p text:style-name="P39"><text:span text:style-name="T1">El </text:span><text:span text:style-name="Strong_20_Emphasis"><text:span text:style-name="T1">servidor raíz</text:span></text:span><text:span text:style-name="T1"> no conoce la IP de </text:span><text:span text:style-name="Source_20_Text"><text:span text:style-name="T1">www.ejemplo.com</text:span></text:span><text:span text:style-name="T1">, pero </text:span><text:span text:style-name="Strong_20_Emphasis"><text:span text:style-name="T1">sí sabe quién gestiona </text:span></text:span><text:span text:style-name="Source_20_Text"><text:span text:style-name="T1">.com</text:span></text:span><text:span text:style-name="T1">.</text:span></text:p>
        </text:list-item>
        <text:list-item>
          <text:p text:style-name="P39"><text:span text:style-name="T1">Devuelve la dirección del </text:span><text:span text:style-name="Strong_20_Emphasis"><text:span text:style-name="T1">servidor TLD </text:span></text:span><text:span text:style-name="Source_20_Text"><text:span text:style-name="T1">.com</text:span></text:span><text:span text:style-name="T1">.</text:span></text:p>
        </text:list-item>
      </text:list>
      <text:h text:style-name="P4" text:outline-level="3" text:is-list-header="true"><text:span text:style-name="T1">5. </text:span><text:span text:style-name="Strong_20_Emphasis"><text:span text:style-name="T1">Consulta al Servidor TLD</text:span></text:span></text:h>
      <text:list text:style-name="L22">
        <text:list-item>
          <text:p text:style-name="P40"><text:span text:style-name="T1">El TLD </text:span><text:span text:style-name="Source_20_Text"><text:span text:style-name="T1">.com</text:span></text:span><text:span text:style-name="T1"> responde: “Yo no sé la IP de </text:span><text:span text:style-name="Source_20_Text"><text:span text:style-name="T1">www.ejemplo.com</text:span></text:span><text:span text:style-name="T1">, pero </text:span><text:span text:style-name="Strong_20_Emphasis"><text:span text:style-name="T1">el servidor autoritativo de </text:span></text:span><text:span text:style-name="Source_20_Text"><text:span text:style-name="T1">ejemplo.com</text:span></text:span><text:span text:style-name="Strong_20_Emphasis"><text:span text:style-name="T1"> sí lo sabe</text:span></text:span><text:span text:style-name="T1">”.</text:span></text:p>
        </text:list-item>
        <text:list-item>
          <text:p text:style-name="P41">Devuelve su dirección.</text:p>
        </text:list-item>
      </text:list>
      <text:h text:style-name="P4" text:outline-level="3" text:is-list-header="true"><text:span text:style-name="T1">6. </text:span><text:span text:style-name="Strong_20_Emphasis"><text:span text:style-name="T1">Consulta al Servidor Autoritativo de </text:span></text:span><text:span text:style-name="Source_20_Text"><text:span text:style-name="T1">ejemplo.com</text:span></text:span></text:h>
      <text:list text:style-name="L23">
        <text:list-item>
          <text:p text:style-name="P42"><text:span text:style-name="T1">Este </text:span><text:span text:style-name="Strong_20_Emphasis"><text:span text:style-name="T1">sí tiene la IP de </text:span></text:span><text:span text:style-name="Source_20_Text"><text:span text:style-name="T1">www.ejemplo.com</text:span></text:span><text:span text:style-name="T1">.</text:span></text:p>
        </text:list-item>
        <text:list-item>
          <text:p text:style-name="P43">Devuelve la IP al servidor DNS recursivo.</text:p>
        </text:list-item>
      </text:list>
      <text:h text:style-name="P4" text:outline-level="3" text:is-list-header="true"><text:span text:style-name="T1">7. </text:span><text:span text:style-name="Strong_20_Emphasis"><text:span text:style-name="T1">El servidor DNS recursivo:</text:span></text:span></text:h>
      <text:list text:style-name="L24">
        <text:list-item>
          <text:p text:style-name="P44"><text:span text:style-name="Strong_20_Emphasis"><text:span text:style-name="T1">Guarda en su caché</text:span></text:span><text:span text:style-name="T1"> la respuesta (durante el tiempo TTL del registro).</text:span></text:p>
        </text:list-item>
        <text:list-item>
          <text:p text:style-name="P45">Envía la IP al resolver local en tu dispositivo.</text:p>
        </text:list-item>
      </text:list>
      <text:h text:style-name="P4" text:outline-level="3" text:is-list-header="true"><text:span text:style-name="T1">8. </text:span><text:span text:style-name="Strong_20_Emphasis"><text:span text:style-name="T1">El resolver local:</text:span></text:span></text:h>
      <text:list text:style-name="L25">
        <text:list-item>
          <text:p text:style-name="P46"><text:span text:style-name="Strong_20_Emphasis"><text:span text:style-name="T1">También puede guardar en caché</text:span></text:span><text:span text:style-name="T1"> (depende de la implementación).</text:span></text:p>
        </text:list-item>
        <text:list-item>
          <text:p text:style-name="P47">Pasa la IP a tu navegador.</text:p>
        </text:list-item>
      </text:list>
      <text:h text:style-name="P4" text:outline-level="3" text:is-list-header="true"><text:span text:style-name="T1">9. </text:span><text:span text:style-name="Strong_20_Emphasis"><text:span text:style-name="T1">Tu navegador:</text:span></text:span></text:h>
      <text:list text:style-name="L26">
        <text:list-item>
          <text:p text:style-name="P48">Ya tiene la IP, y puede iniciar la conexión TCP/UDP hacia ese servido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dc:date>2025-04-26T02:40:11.673000000</dc:date>
    <meta:editing-duration>PT5H53M13S</meta:editing-duration>
    <meta:editing-cycles>6</meta:editing-cycles>
    <meta:document-statistic meta:table-count="1" meta:image-count="0" meta:object-count="0" meta:page-count="7" meta:paragraph-count="177" meta:word-count="1671" meta:character-count="10009" meta:non-whitespace-character-count="8619"/>
  </office:meta>
</office:document-meta>
</file>